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5.518cm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/>
      <style:paragraph-properties style:writing-mode="lr-tb"/>
    </style:style>
    <style:style style:name="gr7" style:family="graphic" style:parent-style-name="standard">
      <style:graphic-properties svg:stroke-width="0.1cm" svg:stroke-color="#c9211e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bf0041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4cm"/>
      <style:paragraph-properties style:writing-mode="lr-tb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39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013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432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225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svg:stroke-color="#bf0041" draw:marker-start="" draw:marker-start-width="0.3cm" draw:marker-end="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bf0041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bf0041" draw:marker-end="" draw:marker-end-width="0.3cm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bf0041" draw:marker-end="Arrow" draw:marker-end-width="0.3cm" draw:fill="solid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23" style:family="graphic" style:parent-style-name="objectwithoutfill">
      <style:graphic-properties svg:stroke-width="0.1cm" svg:stroke-color="#bf0041" draw:marker-end="" draw:marker-end-width="0.3cm" draw:fill="solid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9211e" draw:marker-start-width="0.35cm" draw:marker-end="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solid" draw:fill-color="#50938a" draw:textarea-horizontal-align="justify" draw:textarea-vertical-align="middle" draw:auto-grow-height="false" fo:min-height="0.083cm" fo:min-width="0cm"/>
    </style:style>
    <style:style style:name="gr28" style:family="graphic" style:parent-style-name="standard">
      <style:graphic-properties svg:stroke-width="0.1cm" svg:stroke-color="#c9211e" draw:marker-start-width="0.35cm" draw:marker-end-width="0.35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/>
      <style:paragraph-properties style:writing-mode="lr-tb"/>
    </style:style>
    <style:style style:name="gr3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261cm"/>
      <style:paragraph-properties style:writing-mode="lr-tb"/>
    </style:style>
    <style:style style:name="gr43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50938a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6cm" svg:height="2.139cm" svg:x="19.561cm" svg:y="7.108cm">
          <draw:text-box>
            <text:p text:style-name="P1"><text:span text:style-name="T1">CSR I/F</text:span></text:p>
            <text:p text:style-name="P1"><text:span text:style-name="T1">AXI LITE or AMBA APB</text:span></text:p>
          </draw:text-box>
        </draw:frame>
        <draw:connector draw:style-name="gr2" draw:text-style-name="P3" draw:layer="layout" svg:x1="16.977cm" svg:y1="6.042cm" svg:x2="16.999cm" svg:y2="11.025cm" draw:start-shape="id1" draw:start-glue-point="2" draw:end-shape="id2" draw:end-glue-point="0" svg:d="M16977 6042v2491h22v2492" svg:viewBox="0 0 23 4984">
          <text:p/>
        </draw:connector>
        <draw:frame draw:style-name="gr3" draw:text-style-name="P2" draw:layer="layout" svg:width="4.308cm" svg:height="3.083cm" svg:x="7.284cm" svg:y="11.648cm">
          <draw:text-box>
            <text:p text:style-name="P1"><text:span text:style-name="T1">DATA IN</text:span></text:p>
            <text:p text:style-name="P1"><text:span text:style-name="T1">AXI</text:span></text:p>
            <text:p text:style-name="P1"><text:span text:style-name="T1">STREAM </text:span></text:p>
          </draw:text-box>
        </draw:frame>
        <draw:frame draw:style-name="gr4" draw:text-style-name="P4" draw:layer="layout" svg:width="4.972cm" svg:height="0.962cm" svg:x="7.158cm" svg:y="18.055cm">
          <draw:text-box>
            <text:p text:style-name="P1"><text:span text:style-name="T2">read interrupt_o</text:span></text:p>
          </draw:text-box>
        </draw:frame>
        <draw:custom-shape draw:style-name="gr5" draw:text-style-name="P6" xml:id="id19" draw:id="id19" draw:layer="layout" svg:width="6.018cm" svg:height="17.85cm" svg:x="0.986cm" svg:y="12.66cm">
          <draw:glue-point draw:id="4" svg:x="5.001cm" svg:y="3.591cm"/>
          <draw:glue-point draw:id="5" svg:x="4.985cm" svg:y="-3.69cm"/>
          <text:p text:style-name="P5"><text:span text:style-name="T3">External</text:span></text:p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" draw:id="id1" draw:layer="layout" svg:width="9.966cm" svg:height="4.939cm" svg:x="11.994cm" svg:y="1.103cm">
          <draw:glue-point draw:id="4" svg:x="2.175cm" svg:y="5.001cm"/>
          <text:p text:style-name="P5"><text:span text:style-name="T3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46.231cm" svg:y1="27.003cm" svg:x2="43.979cm" svg:y2="26.966cm" draw:start-shape="id3" draw:start-glue-point="5" draw:end-shape="id4" draw:end-glue-point="7" svg:d="M46231 27003h-1125v-37h-1127" svg:viewBox="0 0 2253 38">
          <text:p/>
        </draw:connector>
        <draw:connector draw:style-name="gr8" draw:text-style-name="P3" draw:layer="layout" draw:line-skew="2.269cm" svg:x1="47.885cm" svg:y1="17.571cm" svg:x2="22.048cm" svg:y2="19.008cm" draw:start-shape="id5" draw:start-glue-point="9" draw:end-shape="id2" draw:end-glue-point="12" svg:d="M47885 17571h3091v1437h-28928" svg:viewBox="0 0 28929 1438">
          <text:p/>
        </draw:connector>
        <draw:connector draw:style-name="gr8" draw:text-style-name="P3" draw:layer="layout" svg:x1="22.048cm" svg:y1="26.017cm" svg:x2="41.583cm" svg:y2="36.51cm" draw:start-shape="id2" draw:start-glue-point="6" draw:end-shape="id6" draw:end-glue-point="5" svg:d="M22048 26017h19535v10493" svg:viewBox="0 0 19536 10494">
          <text:p/>
        </draw:connector>
        <draw:connector draw:style-name="gr9" draw:text-style-name="P3" draw:layer="layout" draw:line-skew="-0.76cm" svg:x1="47.91cm" svg:y1="27.671cm" svg:x2="51.359cm" svg:y2="32.99cm" draw:start-shape="id3" draw:start-glue-point="9" draw:end-shape="id7" draw:end-glue-point="3" svg:d="M47910 27671h1126v5319h2323" svg:viewBox="0 0 3450 5320">
          <text:p/>
        </draw:connector>
        <draw:connector draw:style-name="gr8" draw:text-style-name="P3" draw:layer="layout" draw:line-skew="3.403cm" svg:x1="22.048cm" svg:y1="16.024cm" svg:x2="40.656cm" svg:y2="7.475cm" draw:start-shape="id2" draw:start-glue-point="15" draw:end-shape="id8" draw:end-glue-point="7" svg:d="M22048 16024h12701v-8549h5907" svg:viewBox="0 0 18609 8550">
          <text:p/>
        </draw:connector>
        <draw:connector draw:style-name="gr8" draw:text-style-name="P3" draw:layer="layout" draw:line-skew="2.357cm" svg:x1="22.048cm" svg:y1="25.017cm" svg:x2="47.874cm" svg:y2="26.458cm" draw:start-shape="id2" draw:start-glue-point="5" draw:end-shape="id3" draw:end-glue-point="8" svg:d="M22048 25017h29041v1441h-3215" svg:viewBox="0 0 29042 1442">
          <text:p/>
        </draw:connector>
        <draw:connector draw:style-name="gr8" draw:text-style-name="P3" draw:layer="layout" svg:x1="22.033cm" svg:y1="14.994cm" svg:x2="40.62cm" svg:y2="3.367cm" draw:start-shape="id2" draw:start-glue-point="16" draw:end-shape="id9" draw:end-glue-point="7" svg:d="M22033 14994h9295v-11627h9292" svg:viewBox="0 0 18588 11628">
          <text:p/>
        </draw:connector>
        <draw:frame draw:style-name="gr10" draw:text-style-name="P2" xml:id="id13" draw:id="id13" draw:layer="layout" svg:width="4.041cm" svg:height="1.289cm" svg:x="48.998cm" svg:y="20.387cm">
          <draw:text-box>
            <text:p text:style-name="P1"><text:span text:style-name="T1">TX DATA</text:span></text:p>
          </draw:text-box>
        </draw:frame>
        <draw:frame draw:style-name="gr11" draw:text-style-name="P2" xml:id="id17" draw:id="id17" draw:layer="layout" svg:width="4.134cm" svg:height="1.289cm" svg:x="49.062cm" svg:y="22.375cm">
          <draw:text-box>
            <text:p text:style-name="P1"><text:span text:style-name="T1">RX DATA</text:span></text:p>
          </draw:text-box>
        </draw:frame>
        <draw:frame draw:style-name="gr12" draw:text-style-name="P8" xml:id="id14" draw:id="id14" draw:layer="layout" svg:width="2.998cm" svg:height="1.062cm" svg:x="50.702cm" svg:y="2.749cm">
          <draw:text-box>
            <text:p><text:span text:style-name="T4">tx fsync</text:span></text:p>
          </draw:text-box>
        </draw:frame>
        <draw:frame draw:style-name="gr13" draw:text-style-name="P8" xml:id="id10" draw:id="id10" draw:layer="layout" svg:width="2.613cm" svg:height="1.062cm" svg:x="50.721cm" svg:y="6.835cm">
          <draw:text-box>
            <text:p><text:span text:style-name="T4">tx bclk</text:span></text:p>
          </draw:text-box>
        </draw:frame>
        <draw:connector draw:style-name="gr14" draw:text-style-name="P3" draw:layer="layout" svg:x1="22.048cm" svg:y1="18.022cm" svg:x2="41.541cm" svg:y2="3.925cm" draw:start-shape="id2" draw:start-glue-point="13" draw:end-shape="id9" draw:end-glue-point="9" svg:d="M22048 18022h19493v-14097" svg:viewBox="0 0 19494 14098">
          <text:p/>
        </draw:connector>
        <draw:frame draw:style-name="gr15" draw:text-style-name="P8" xml:id="id12" draw:id="id12" draw:layer="layout" svg:width="3.032cm" svg:height="1.062cm" svg:x="50.245cm" svg:y="36.483cm">
          <draw:text-box>
            <text:p><text:span text:style-name="T4">rx fsync</text:span></text:p>
          </draw:text-box>
        </draw:frame>
        <draw:frame draw:style-name="gr16" draw:text-style-name="P8" xml:id="id7" draw:id="id7" draw:layer="layout" svg:width="2.825cm" svg:height="1.062cm" svg:x="51.359cm" svg:y="32.459cm">
          <draw:text-box>
            <text:p><text:span text:style-name="T4">rx <text:s/>bclk</text:span></text:p>
          </draw:text-box>
        </draw:frame>
        <draw:connector draw:style-name="gr17" draw:text-style-name="P3" draw:layer="layout" svg:x1="50.721cm" svg:y1="7.366cm" svg:x2="42.509cm" svg:y2="7.392cm" draw:start-shape="id10" draw:start-glue-point="3" draw:end-shape="id8" draw:end-glue-point="4" svg:d="M50721 7366h-4106v26h-4106" svg:viewBox="0 0 8213 27">
          <text:p/>
        </draw:connector>
        <draw:connector draw:style-name="gr18" draw:text-style-name="P3" draw:layer="layout" draw:line-skew="0.304cm" svg:x1="47.91cm" svg:y1="27.671cm" svg:x2="42.467cm" svg:y2="32.961cm" draw:start-shape="id3" draw:start-glue-point="9" draw:end-shape="id11" draw:end-glue-point="4" svg:d="M47910 27671h1126v5290h-6569" svg:viewBox="0 0 6570 5291">
          <text:p/>
        </draw:connector>
        <draw:connector draw:style-name="gr19" draw:text-style-name="P3" draw:layer="layout" svg:x1="42.503cm" svg:y1="37.069cm" svg:x2="50.245cm" svg:y2="37.014cm" draw:start-shape="id6" draw:start-glue-point="4" draw:end-shape="id12" draw:end-glue-point="3" svg:d="M42503 37069h3871v-55h3871" svg:viewBox="0 0 7743 56">
          <text:p/>
        </draw:connector>
        <draw:connector draw:style-name="gr20" draw:text-style-name="P9" draw:layer="layout" draw:line-skew="1.742cm" svg:x1="42.473cm" svg:y1="3.284cm" svg:x2="22.033cm" svg:y2="13.994cm" draw:start-shape="id9" draw:start-glue-point="4" draw:end-shape="id2" draw:end-glue-point="17" svg:d="M42473 3284h2242v10710h-22682" svg:viewBox="0 0 22683 10711">
          <text:p/>
        </draw:connector>
        <draw:connector draw:style-name="gr21" draw:text-style-name="P3" draw:layer="layout" svg:x1="22.048cm" svg:y1="19.979cm" svg:x2="48.998cm" svg:y2="21.031cm" draw:start-shape="id2" draw:start-glue-point="11" draw:end-shape="id13" draw:end-glue-point="3" svg:d="M22048 19979h13476v1052h13474" svg:viewBox="0 0 26951 1053">
          <text:p/>
        </draw:connector>
        <draw:connector draw:style-name="gr20" draw:text-style-name="P9" draw:layer="layout" svg:x1="42.503cm" svg:y1="37.069cm" svg:x2="22.048cm" svg:y2="30.013cm" draw:start-shape="id6" draw:start-glue-point="4" draw:end-shape="id2" draw:end-glue-point="10" svg:d="M42503 37069h500v-7056h-20955" svg:viewBox="0 0 20956 7057">
          <text:p/>
        </draw:connector>
        <draw:custom-shape draw:style-name="gr22" draw:text-style-name="P3" xml:id="id9" draw:id="id9" draw:layer="layout" svg:width="2.4cm" svg:height="1.852cm" draw:transform="skewX (-0.0544542726622231) rotate (-1.58039563768087) translate (42.484cm 2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xml:id="id8" draw:id="id8" draw:layer="layout" svg:width="2.4cm" svg:height="1.852cm" draw:transform="skewX (-0.0544542726622231) rotate (-1.58039563768087) translate (42.52cm 6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9" draw:layer="layout" svg:x1="42.473cm" svg:y1="3.284cm" svg:x2="50.702cm" svg:y2="3.28cm" draw:start-shape="id9" draw:start-glue-point="4" draw:end-shape="id14" draw:end-glue-point="3" svg:d="M42473 3284h4115v-4h4114" svg:viewBox="0 0 8230 5">
          <text:p/>
        </draw:connector>
        <draw:g xml:id="id15" draw:id="id15">
          <draw:custom-shape draw:style-name="gr24" draw:text-style-name="P3" xml:id="id5" draw:id="id5" draw:layer="layout" svg:width="2cm" svg:height="2.3cm" draw:transform="rotate (-3.14159265358979) translate (48.205cm 18.053cm)">
            <draw:glue-point draw:id="8" svg:x="3.22cm" svg:y="-2.373cm"/>
            <draw:glue-point draw:id="9" svg:x="3.4cm" svg:y="2.908cm"/>
            <text:p/>
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path draw:style-name="gr25" draw:text-style-name="P10" draw:layer="layout" svg:width="1.602cm" svg:height="1.392cm" draw:transform="rotate (2.32966548556203) translate (48.4619999999715cm 17.968000000027cm)" svg:viewBox="0 0 1603 1393" svg:d="M0 0c1227 0 1603 1393 1603 1393">
            <text:p/>
          </draw:path>
        </draw:g>
        <draw:connector draw:style-name="gr23" draw:text-style-name="P9" draw:layer="layout" draw:line-skew="0.285cm" svg:x1="42.509cm" svg:y1="7.392cm" svg:x2="47.849cm" svg:y2="16.358cm" draw:start-shape="id8" draw:start-glue-point="4" draw:end-shape="id5" draw:end-glue-point="8" svg:d="M42509 7392h6483v8966h-1143" svg:viewBox="0 0 6484 8967">
          <text:p/>
        </draw:connector>
        <draw:connector draw:style-name="gr26" draw:text-style-name="P3" draw:layer="layout" svg:x1="46.205cm" svg:y1="16.903cm" svg:x2="43.977cm" svg:y2="16.944cm" draw:start-shape="id15" draw:start-glue-point="3" draw:end-shape="id16" draw:end-glue-point="7" svg:d="M46205 16903h-1113v41h-1115" svg:viewBox="0 0 2229 42">
          <text:p/>
        </draw:connector>
        <draw:g>
          <draw:custom-shape draw:style-name="gr24" draw:text-style-name="P3" xml:id="id3" draw:id="id3" draw:layer="layout" svg:width="2cm" svg:height="2.3cm" draw:transform="rotate (-3.14159265358979) translate (48.23cm 28.153cm)">
            <draw:glue-point draw:id="8" svg:x="3.22cm" svg:y="-2.373cm"/>
            <draw:glue-point draw:id="9" svg:x="3.4cm" svg:y="2.908cm"/>
            <text:p/>
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path draw:style-name="gr25" draw:text-style-name="P10" draw:layer="layout" svg:width="1.602cm" svg:height="1.392cm" draw:transform="rotate (2.32966548556203) translate (48.4869999999715cm 28.068000000027cm)" svg:viewBox="0 0 1603 1393" svg:d="M0 0c1227 0 1603 1393 1603 1393">
            <text:p/>
          </draw:path>
        </draw:g>
        <draw:custom-shape draw:style-name="gr22" draw:text-style-name="P3" xml:id="id11" draw:id="id11" draw:layer="layout" svg:width="2.4cm" svg:height="1.852cm" draw:transform="skewX (-0.0544542726622231) rotate (-1.58039563768087) translate (42.478cm 31.7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xml:id="id6" draw:id="id6" draw:layer="layout" svg:width="2.4cm" svg:height="1.852cm" draw:transform="skewX (-0.0544542726622231) rotate (-1.58039563768087) translate (42.514cm 35.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1" xml:id="id16" draw:id="id16" draw:layer="layout" svg:width="0.767cm" svg:height="1.012cm" draw:transform="skewX (-0.0621337213709981) rotate (-1.58039563768087) translate (43.978cm 16.6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8" draw:text-style-name="P3" draw:layer="layout" svg:x1="42.964cm" svg:y1="17.017cm" svg:x2="22.048cm" svg:y2="17.007cm" draw:start-shape="id16" draw:start-glue-point="4" draw:end-shape="id2" draw:end-glue-point="14" svg:d="M42964 17017h-10458v-10h-10458" svg:viewBox="0 0 20917 11">
          <text:p/>
        </draw:connector>
        <draw:custom-shape draw:style-name="gr27" draw:text-style-name="P11" xml:id="id4" draw:id="id4" draw:layer="layout" svg:width="0.767cm" svg:height="1.012cm" draw:transform="skewX (-0.0621337213709981) rotate (-1.58039563768087) translate (43.98cm 26.65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8" draw:text-style-name="P3" draw:layer="layout" svg:x1="42.966cm" svg:y1="27.039cm" svg:x2="22.048cm" svg:y2="27.016cm" draw:start-shape="id4" draw:start-glue-point="4" draw:end-shape="id2" draw:end-glue-point="7" svg:d="M42966 27039h-10459v-23h-10459" svg:viewBox="0 0 20919 24">
          <text:p/>
        </draw:connector>
        <draw:frame draw:style-name="gr29" draw:text-style-name="P12" draw:layer="layout" svg:width="3.326cm" svg:height="0.962cm" svg:x="22.09cm" svg:y="12.904cm">
          <draw:text-box>
            <text:p>btxfsync_i</text:p>
          </draw:text-box>
        </draw:frame>
        <draw:frame draw:style-name="gr30" draw:text-style-name="P12" draw:layer="layout" svg:width="4.2cm" svg:height="0.962cm" svg:x="21.964cm" svg:y="18.234cm">
          <draw:text-box>
            <text:p>btxclkpol_o</text:p>
          </draw:text-box>
        </draw:frame>
        <draw:connector draw:style-name="gr31" draw:text-style-name="P3" draw:layer="layout" draw:line-skew="2.483cm" svg:x1="22.048cm" svg:y1="28.015cm" svg:x2="40.614cm" svg:y2="33.044cm" draw:start-shape="id2" draw:start-glue-point="8" draw:end-shape="id11" draw:end-glue-point="7" svg:d="M22048 28015h11760v5029h6806" svg:viewBox="0 0 18567 5030">
          <text:p/>
        </draw:connector>
        <draw:connector draw:style-name="gr31" draw:text-style-name="P3" draw:layer="layout" svg:x1="22.048cm" svg:y1="29.014cm" svg:x2="40.65cm" svg:y2="37.152cm" draw:start-shape="id2" draw:start-glue-point="9" draw:end-shape="id6" draw:end-glue-point="7" svg:d="M22048 29014h9295v8138h9307" svg:viewBox="0 0 18603 8139">
          <text:p/>
        </draw:connector>
        <draw:frame draw:style-name="gr32" draw:text-style-name="P12" draw:layer="layout" svg:width="2.97cm" svg:height="0.962cm" svg:x="22.071cm" svg:y="16.165cm">
          <draw:text-box>
            <text:p>btxclk_i</text:p>
          </draw:text-box>
        </draw:frame>
        <draw:frame draw:style-name="gr33" draw:text-style-name="P12" draw:layer="layout" svg:width="3.004cm" svg:height="0.962cm" svg:x="22.112cm" svg:y="26.175cm">
          <draw:text-box>
            <text:p>brxclk_i</text:p>
          </draw:text-box>
        </draw:frame>
        <draw:frame draw:style-name="gr34" draw:text-style-name="P12" draw:layer="layout" svg:width="3.393cm" svg:height="0.962cm" svg:x="22.134cm" svg:y="27.047cm">
          <draw:text-box>
            <text:p>brxclk_o</text:p>
          </draw:text-box>
        </draw:frame>
        <draw:frame draw:style-name="gr35" draw:text-style-name="P12" draw:layer="layout" svg:width="3.923cm" svg:height="0.962cm" svg:x="22.083cm" svg:y="28.024cm">
          <draw:text-box>
            <text:p>brxfsync_o</text:p>
          </draw:text-box>
        </draw:frame>
        <draw:frame draw:style-name="gr36" draw:text-style-name="P12" draw:layer="layout" svg:width="3.36cm" svg:height="0.962cm" svg:x="22.055cm" svg:y="15.061cm">
          <draw:text-box>
            <text:p>btxclk_o</text:p>
          </draw:text-box>
        </draw:frame>
        <draw:frame draw:style-name="gr37" draw:text-style-name="P12" draw:layer="layout" svg:width="3.889cm" svg:height="0.962cm" svg:x="22.07cm" svg:y="14.066cm">
          <draw:text-box>
            <text:p>btxfsync_o</text:p>
          </draw:text-box>
        </draw:frame>
        <draw:frame draw:style-name="gr36" draw:text-style-name="P12" draw:layer="layout" svg:width="3.36cm" svg:height="0.962cm" svg:x="22.16cm" svg:y="28.974cm">
          <draw:text-box>
            <text:p>brxfsync_i</text:p>
          </draw:text-box>
        </draw:frame>
        <draw:frame draw:style-name="gr38" draw:text-style-name="P12" draw:layer="layout" svg:width="4.202cm" svg:height="0.962cm" svg:x="22.034cm" svg:y="24.174cm">
          <draw:text-box>
            <text:p>brxclkpol_o</text:p>
          </draw:text-box>
        </draw:frame>
        <draw:frame draw:style-name="gr36" draw:text-style-name="P12" draw:layer="layout" svg:width="3.36cm" svg:height="0.962cm" svg:x="21.996cm" svg:y="17.212cm">
          <draw:text-box>
            <text:p>btxtrictr_o</text:p>
          </draw:text-box>
        </draw:frame>
        <draw:frame draw:style-name="gr36" draw:text-style-name="P12" draw:layer="layout" svg:width="3.36cm" svg:height="0.962cm" svg:x="22.113cm" svg:y="25.135cm">
          <draw:text-box>
            <text:p>brxtrictr_o</text:p>
          </draw:text-box>
        </draw:frame>
        <draw:line draw:style-name="gr39" draw:text-style-name="P9" draw:layer="layout" svg:x1="11.974cm" svg:y1="18.965cm" svg:x2="6.852cm" svg:y2="18.965cm">
          <text:p/>
        </draw:line>
        <draw:line draw:style-name="gr39" draw:text-style-name="P9" draw:layer="layout" svg:x1="11.975cm" svg:y1="24.065cm" svg:x2="6.853cm" svg:y2="24.065cm">
          <text:p/>
        </draw:line>
        <draw:frame draw:style-name="gr40" draw:text-style-name="P4" draw:layer="layout" svg:width="5.044cm" svg:height="0.962cm" svg:x="7.025cm" svg:y="23.921cm">
          <draw:text-box>
            <text:p text:style-name="P1"><text:span text:style-name="T2">write interrupt_o</text:span></text:p>
          </draw:text-box>
        </draw:frame>
        <draw:custom-shape draw:style-name="gr41" draw:text-style-name="P13" xml:id="id2" draw:id="id2" draw:layer="layout" svg:width="10.099cm" svg:height="21.96cm" svg:x="11.9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3"><text:span text:style-name="T5">Iob-eth</text:span><text:span text:style-name="T5"><text:line-break/></text:span><text:span text:style-name="T5">(placeholder)</text:span></text:p>
          <draw:enhanced-geometry svg:viewBox="0 0 21600 21600" draw:type="rectangle" draw:enhanced-path="M 0 0 L 21600 0 21600 21600 0 21600 0 0 Z N"/>
        </draw:custom-shape>
        <draw:frame draw:style-name="gr42" draw:text-style-name="P12" xml:id="id18" draw:id="id18" draw:layer="layout" svg:width="7.761cm" svg:height="3.095cm" svg:x="13.08cm" svg:y="36.471cm">
          <draw:text-box>
            <text:p>clk_i, arst_i, cke_i,</text:p>
            <text:p>mclk_i, marst_i, mcke_i,</text:p>
            <text:p>btxarst_i, btxcke_i,</text:p>
            <text:p>brxarst_i, brxcke_i</text:p>
          </draw:text-box>
        </draw:frame>
        <draw:connector draw:style-name="gr21" draw:text-style-name="P3" draw:layer="layout" svg:x1="22.033cm" svg:y1="24.003cm" svg:x2="49.062cm" svg:y2="23.019cm" draw:start-shape="id2" draw:start-glue-point="4" draw:end-shape="id17" draw:end-glue-point="3" svg:d="M22033 24003h13523v-984h13506" svg:viewBox="0 0 27030 985">
          <text:p/>
        </draw:connector>
        <draw:connector draw:style-name="gr43" draw:text-style-name="P3" draw:layer="layout" svg:x1="16.96cm" svg:y1="36.471cm" svg:x2="16.999cm" svg:y2="32.985cm" draw:start-shape="id18" draw:start-glue-point="0" draw:end-shape="id2" draw:end-glue-point="2" svg:d="M16960 36471v-1742h39v-1744" svg:viewBox="0 0 40 3487">
          <text:p/>
        </draw:connector>
        <draw:frame draw:style-name="gr38" draw:text-style-name="P12" draw:layer="layout" svg:width="4.202cm" svg:height="0.962cm" svg:x="22.034cm" svg:y="22.974cm">
          <draw:text-box>
            <text:p>brxsdata_i</text:p>
          </draw:text-box>
        </draw:frame>
        <draw:frame draw:style-name="gr38" draw:text-style-name="P12" draw:layer="layout" svg:width="4.202cm" svg:height="0.962cm" svg:x="22.034cm" svg:y="19.074cm">
          <draw:text-box>
            <text:p>btxsdata_o</text:p>
          </draw:text-box>
        </draw:frame>
        <draw:connector draw:style-name="gr43" draw:text-style-name="P3" draw:layer="layout" svg:x1="6.994cm" svg:y1="14.999cm" svg:x2="12.005cm" svg:y2="15.042cm" draw:start-shape="id19" draw:start-glue-point="5" draw:end-shape="id2" draw:end-glue-point="18" svg:d="M6994 14999h2483v43h2528" svg:viewBox="0 0 5012 44">
          <text:p/>
        </draw:connector>
        <draw:connector draw:style-name="gr44" draw:text-style-name="P3" draw:layer="layout" svg:x1="11.95cm" svg:y1="28.044cm" svg:x2="7.004cm" svg:y2="27.994cm" draw:start-shape="id2" draw:start-glue-point="19" draw:end-shape="id19" draw:end-glue-point="4" svg:d="M11950 28044h-2473v-50h-2473" svg:viewBox="0 0 4947 51">
          <text:p/>
        </draw:connector>
        <draw:frame draw:style-name="gr45" draw:text-style-name="P2" draw:layer="layout" svg:width="4.718cm" svg:height="3.083cm" svg:x="7.284cm" svg:y="28.349cm">
          <draw:text-box>
            <text:p text:style-name="P1"><text:span text:style-name="T1">DATA OUT</text:span></text:p>
            <text:p text:style-name="P1"><text:span text:style-name="T1">AXI</text:span></text:p>
            <text:p text:style-name="P1"><text:span text:style-name="T1">STREAM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3-06-06T11:27:20.395714787</dc:date>
    <meta:editing-duration>PT18H54M4S</meta:editing-duration>
    <meta:editing-cycles>58</meta:editing-cycles>
    <meta:generator>LibreOffice/6.4.7.2$Linux_X86_64 LibreOffice_project/40$Build-2</meta:generator>
    <meta:document-statistic meta:object-count="69"/>
  </office:meta>
</office:document-meta>
</file>